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P7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tipo ::= boolean | character | natural | integer | 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3"/><text:bookmark-start text:name="DDE_LINK4"/>([1-9][0-9]*|0)<text:bookmark-end text:name="DDE_LINK3"/><text:bookmark-end text:name="DDE_LINK4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True ::= true</text:p>
      <text:p text:style-name="P5">litFalse ::= 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  <text:p text:style-name="P2"/>
      <text:p text:style-name="P2"/>
      <text:p text:style-name="P2"/>
      <text:p text:style-name="P2">if ::= if</text:p>
      <text:p text:style-name="P2">then ::= then</text:p>
      <text:p text:style-name="P2">else ::= else</text:p>
      <text:p text:style-name="P2">{ ::= \{</text:p>
      <text:p text:style-name="P2">} ::= \}</text:p>
      <text:p text:style-name="P2">while ::= while</text:p>
      <text:p text:style-name="P2">do ::= do</text:p>
      <text:p text:style-name="P2">for ::= for</text:p>
      <text:p text:style-name="P2">to ::= to</text:p>
      <text:p text:style-name="P2">tipo ::= tipo (dudaaaaa)</text:p>
      <text:p text:style-name="P2">array ::= array</text:p>
      <text:p text:style-name="P2">of ::= of</text:p>
      <text:p text:style-name="P2">record ::= record</text:p>
      <text:p text:style-name="P2">pointer ::= pointer</text:p>
      <text:p text:style-name="P2">null ::= null</text:p>
      <text:p text:style-name="P2"><text:soft-page-break/>^ ::= \^ </text:p>
      <text:p text:style-name="P2">new ::= new</text:p>
      <text:p text:style-name="P2">dispose ::= dispose</text:p>
      <text:p text:style-name="P2">procedure ::= procedure</text:p>
      <text:p text:style-name="P2">var ::= var</text:p>
      <text:p text:style-name="P2">forward ::= forward</text:p>
      <text:p text:style-name="P2">- &gt; ::= \- \&gt;</text:p>
      <text:p text:style-name="P2">. ::= \.</text:p>
      <text:p text:style-name="P2">[ ::= \[</text:p>
      <text:p text:style-name="P2">] ::= \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4-27T10:38:29.05</dc:date>
    <meta:editing-duration>PT01H01M30S</meta:editing-duration>
    <meta:editing-cycles>14</meta:editing-cycles>
    <meta:generator>OpenOffice.org/3.1$Win32 OpenOffice.org_project/310m11$Build-9399</meta:generator>
    <meta:document-statistic meta:table-count="0" meta:image-count="0" meta:object-count="0" meta:page-count="2" meta:paragraph-count="69" meta:word-count="220" meta:character-count="1112"/>
  </office:meta>
</office:document-meta>
</file>